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xygen" svg:font-family="Oxyge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666666" style:text-line-through-style="none" style:font-name="Oxygen" fo:font-size="12pt" fo:font-style="normal" style:text-underline-style="none" fo:font-weight="bold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font-name="Oxygen" fo:font-size="14.25pt" fo:font-style="normal" style:text-underline-style="none" fo:font-weight="bold" style:text-blinking="false" fo:background-color="transparent"/>
    </style:style>
    <style:style style:name="P5" style:family="paragraph" style:parent-style-name="Text_20_body">
      <style:text-properties fo:font-variant="normal" fo:text-transform="none" fo:color="#000000" style:text-line-through-style="none" style:font-name="Oxygen" fo:font-size="14.25pt" fo:font-style="normal" style:text-underline-style="none" fo:font-weight="bold" style:text-blinking="false" fo:background-color="transparent"/>
    </style:style>
    <style:style style:name="P6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14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15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16" style:family="paragraph" style:parent-style-name="Text_20_body" style:list-style-name="L4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17" style:family="paragraph" style:parent-style-name="Text_20_body" style:list-style-name="L5">
      <style:paragraph-properties fo:margin-top="0cm" fo:margin-bottom="0cm" fo:line-height="114%" fo:background-color="transparent" style:writing-mode="lr-tb">
        <style:background-image/>
      </style:paragraph-properties>
    </style:style>
    <style:style style:name="P18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666666" style:text-line-through-style="none" style:font-name="Oxygen" fo:font-size="12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Oxygen" fo:font-size="11.25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F I 1.1 Huvudscenario Lyckad inloggning med existerande uppgifter</text:p>
      <text:p text:style-name="P4"/>
      <text:p text:style-name="P2">Målet med detta testfall är att undersöka att rätt inloggningsuppgifter ska ge tillgång till administrativa åtgärder i applikationen</text:p>
      <text:p text:style-name="P2"/>
      <text:p text:style-name="P3">Efterkrav</text:p>
      <text:p text:style-name="P3"/>
      <text:p text:style-name="P2">Kontrollera att samtliga knappar/länk finns tillgängliga: ”Lägg till nytt inlägg”, ”Radera inlägg”, ”Ändra kommentar”, ”Ändra bild”, ”Logga ut”</text:p>
      <text:p text:style-name="P2"/>
      <text:p text:style-name="P3">Scenario</text:p>
      <text:p text:style-name="P3"/>
      <text:list xml:id="list3817976880473590781" text:style-name="L1">
        <text:list-item>
          <text:p text:style-name="P13"><text:span text:style-name="T1">TF8.1 Navigera till bildbloggens huvudsida </text:span><text:bookmark text:name="docs-internal-guid-e9ed720a-4c26-4b7b-62d8-272a0a987938"/><text:span text:style-name="T1">och klicka på “Logga in”</text:span> </text:p>
        </text:list-item>
        <text:list-item>
          <text:p text:style-name="P6">Fyll i användarnamn ”Vivi” och lösenord ”Lammet”, klicka ”Logga in”</text:p>
        </text:list-item>
        <text:list-item>
          <text:p text:style-name="P6">Systemet visar meddelande ”Inloggning lyckades” </text:p>
        </text:list-item>
      </text:list>
      <text:p text:style-name="P4"/>
      <text:p text:style-name="P4"/>
      <text:p text:style-name="P4"/>
      <text:p text:style-name="P4">TF I 1.2 Alt.scenario Misslyckad inloggning utan inmatade uppgifter</text:p>
      <text:p text:style-name="P4"/>
      <text:p text:style-name="P2">Målet med detta testfall är att undersöka att det inte ska gå att logga in utan att fylla i rätt inloggningsuppgifter</text:p>
      <text:p text:style-name="P2"/>
      <text:p text:style-name="P3">Efterkrav</text:p>
      <text:p text:style-name="P3"/>
      <text:p text:style-name="P2">Kontrollera att formulär för inloggning syns</text:p>
      <text:p text:style-name="P2"/>
      <text:p text:style-name="P3">Scenario</text:p>
      <text:p text:style-name="P3"/>
      <text:list xml:id="list6856464517318729582" text:style-name="L2">
        <text:list-item>
          <text:p text:style-name="P14"><text:span text:style-name="T1">TF8.1 Navigera till bildbloggens huvudsida </text:span><text:bookmark text:name="docs-internal-guid-e9ed720a-4c26-4b7b-62d8-272a0a9879381"/><text:span text:style-name="T1">och klicka på “Logga in”</text:span> </text:p>
        </text:list-item>
        <text:list-item>
          <text:p text:style-name="P7">Lämna fälten användarnamn och lösenord tomma och klicka ”Logga in”</text:p>
        </text:list-item>
        <text:list-item>
          <text:p text:style-name="P7">Systemet visar meddelande ”Användarnamn saknas” </text:p>
        </text:list-item>
      </text:list>
      <text:p text:style-name="P1"/>
      <text:p text:style-name="P1"/>
      <text:p text:style-name="P4"/>
      <text:p text:style-name="P4"/>
      <text:p text:style-name="P4"/>
      <text:p text:style-name="P4"/>
      <text:p text:style-name="P4"><text:soft-page-break/>TF I 1.3 Alt.scenario Misslyckad inloggning med bara användarnamn</text:p>
      <text:p text:style-name="P4"/>
      <text:p text:style-name="P2">Målet med detta testfall är att undersöka att det inte ska gå att logga in utan att fylla i rätt inloggningsuppgifter</text:p>
      <text:p text:style-name="P2"/>
      <text:p text:style-name="P3">Efterkrav</text:p>
      <text:p text:style-name="P3"/>
      <text:p text:style-name="P2">Kontrollera att formulär för inloggning och att ifylld användarnamn syns</text:p>
      <text:p text:style-name="P2"/>
      <text:p text:style-name="P3">Scenario</text:p>
      <text:p text:style-name="P3"/>
      <text:list xml:id="list7874004208278307282" text:style-name="L3">
        <text:list-item>
          <text:p text:style-name="P15"><text:span text:style-name="T1">TF8.1 Navigera till bildbloggens huvudsida </text:span><text:bookmark text:name="docs-internal-guid-e9ed720a-4c26-4b7b-62d8-272a0a9879382"/><text:span text:style-name="T1">och klicka på “Logga in”</text:span> </text:p>
        </text:list-item>
        <text:list-item>
          <text:p text:style-name="P8">Fyll i användarnamn ”Vivi” och lämna fältet lösenord tomt, klicka ”Logga in”</text:p>
        </text:list-item>
        <text:list-item>
          <text:p text:style-name="P8">Systemet visar meddelande ”Lösenord saknas” </text:p>
        </text:list-item>
      </text:list>
      <text:p text:style-name="P4"/>
      <text:p text:style-name="P4"/>
      <text:p text:style-name="P4">TF I 1.4 Alt.scenario Misslyckad inloggning med bara lösenord</text:p>
      <text:p text:style-name="P4"/>
      <text:p text:style-name="P2">Målet med detta testfall är att undersöka att det inte ska gå att logga in utan att fylla i rätt inloggningsuppgifter</text:p>
      <text:p text:style-name="P2"/>
      <text:p text:style-name="P3">Efterkrav</text:p>
      <text:p text:style-name="P3"/>
      <text:p text:style-name="P2">Kontrollera att formulär för inloggning syns</text:p>
      <text:p text:style-name="P2"/>
      <text:p text:style-name="P3">Scenario</text:p>
      <text:p text:style-name="P3"/>
      <text:list xml:id="list32314396" text:continue-numbering="true" text:style-name="L3">
        <text:list-item>
          <text:p text:style-name="P15"><text:span text:style-name="T1">TF8.1 Navigera till bildbloggens huvudsida </text:span><text:bookmark text:name="docs-internal-guid-e9ed720a-4c26-4b7b-62d8-272a0a9879383"/><text:span text:style-name="T1">och klicka på “Logga in”</text:span> </text:p>
        </text:list-item>
        <text:list-item>
          <text:p text:style-name="P8">Lämna fältet användarnamn tomt och fyll i lösenord lösenord ”Lammet”, klicka ”Logga in”</text:p>
        </text:list-item>
        <text:list-item>
          <text:p text:style-name="P8">Systemet visar meddelande ”Användarnamn saknas” </text:p>
        </text:list-item>
      </text:list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><text:soft-page-break/>TF I 1.5 Alt.scenario Misslyckad inloggning med fel uppgifter (rätt användarnamn)</text:p>
      <text:p text:style-name="P4"/>
      <text:p text:style-name="P2">Målet med detta testfall är att undersöka att det inte ska gå att logga in utan att fylla i rätt inloggningsuppgifter</text:p>
      <text:p text:style-name="P2"/>
      <text:p text:style-name="P3">Efterkrav</text:p>
      <text:p text:style-name="P3"/>
      <text:p text:style-name="P2">Kontrollera att formulär för inloggning och att ifylld användarnamn syns</text:p>
      <text:p text:style-name="P2"/>
      <text:p text:style-name="P3">Scenario</text:p>
      <text:p text:style-name="P3"/>
      <text:list xml:id="list2949842259050241467" text:style-name="L4">
        <text:list-item>
          <text:p text:style-name="P16"><text:span text:style-name="T1">TF8.1 Navigera till bildbloggens huvudsida </text:span><text:bookmark text:name="docs-internal-guid-e9ed720a-4c26-4b7b-62d8-272a0a9879384"/><text:span text:style-name="T1">och klicka på “Logga in”</text:span> </text:p>
        </text:list-item>
        <text:list-item>
          <text:p text:style-name="P9">Fyll i användarnamn ”Vivi” och lösenord ”incorrect”, klicka ”Logga in”</text:p>
        </text:list-item>
        <text:list-item>
          <text:p text:style-name="P9">Systemet visar meddelande ”Felaktigt användarnamn och/eller lösenord” </text:p>
        </text:list-item>
      </text:list>
      <text:p text:style-name="P1"/>
      <text:p text:style-name="P1"/>
      <text:p text:style-name="P4"/>
      <text:p text:style-name="P4">TF I 1.6 Alt.scenario Misslyckad inloggning med fel uppgifter (rätt lösenord)</text:p>
      <text:p text:style-name="P4"/>
      <text:p text:style-name="P2">Målet med detta testfall är att undersöka att det inte ska gå att logga in utan att fylla i rätt inloggningsuppgifter</text:p>
      <text:p text:style-name="P2"/>
      <text:p text:style-name="P3">Efterkrav</text:p>
      <text:p text:style-name="P3"/>
      <text:p text:style-name="P2">Kontrollera att formulär för inloggning och att ifylld användarnamn syns</text:p>
      <text:p text:style-name="P2"/>
      <text:p text:style-name="P3">Scenario</text:p>
      <text:p text:style-name="P3"/>
      <text:list xml:id="list4492515231075538128" text:style-name="L5">
        <text:list-item>
          <text:p text:style-name="P17"><text:span text:style-name="T1">TF8.1 Navigera till bildbloggens huvudsida </text:span><text:bookmark text:name="docs-internal-guid-e9ed720a-4c26-4b7b-62d8-272a0a9879385"/><text:span text:style-name="T1">och klicka på “Logga in”</text:span> </text:p>
        </text:list-item>
        <text:list-item>
          <text:p text:style-name="P10">Fyll i användarnamn ”Viviann” och lösenord ”Lammet”, klicka ”Logga in”</text:p>
        </text:list-item>
        <text:list-item>
          <text:p text:style-name="P10">Systemet visar meddelande ”Felaktigt användarnamn och/eller lösenord”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><text:soft-page-break/>TF I 2.1 Huvudscenario Utloggning</text:p>
      <text:p text:style-name="P4"/>
      <text:p text:style-name="P2">Målet med detta testfall är att undersöka att användaren kan logga ut</text:p>
      <text:p text:style-name="P2"/>
      <text:p text:style-name="P3">Förkrav</text:p>
      <text:p text:style-name="P3"/>
      <text:p text:style-name="P2">TF I.1 Lyckad inloggning med existerande uppgifter</text:p>
      <text:p text:style-name="P2"/>
      <text:p text:style-name="P3">Efterkrav</text:p>
      <text:p text:style-name="P2">Kontrollera att huvudsidan med endast knappen ”Posta nytt inlägg” finns tillgänglig </text:p>
      <text:p text:style-name="P2"/>
      <text:p text:style-name="P3">Scenario</text:p>
      <text:p text:style-name="P3"/>
      <text:list xml:id="list8803985901350500393" text:style-name="L6">
        <text:list-item>
          <text:p text:style-name="P11">Klicka på ”Logga ut”</text:p>
        </text:list-item>
        <text:list-item>
          <text:p text:style-name="P11">Systemet visar meddelande ”Utloggningen lyckades” </text:p>
        </text:list-item>
      </text:list>
      <text:p text:style-name="P1"/>
      <text:p text:style-name="P1"/>
      <text:p text:style-name="P4">TF I 3.1 Huvudscenario Motverka sessionsstölder</text:p>
      <text:p text:style-name="P4"/>
      <text:p text:style-name="P2">Målet med detta testfall är att undersöka att inloggning inte kan ske genom sessionsstöld där sessionskakan används för att logga in i annan typ av webbläsare</text:p>
      <text:p text:style-name="P2"/>
      <text:p text:style-name="P3">Efterkrav</text:p>
      <text:p text:style-name="P3"/>
      <text:p text:style-name="P2">Kontrollera att W2 inte är inloggad och huvudsidan med endast knappen ”Posta nytt inlägg” syns medan W1 är inloggad med samtliga knappar/länk : ”Lägg till nytt inlägg”, ”Radera inlägg”, ”Ändra kommentar”, ”Ändra bild”, ”Logga ut”</text:p>
      <text:p text:style-name="P2"/>
      <text:p text:style-name="P3">Scenario</text:p>
      <text:p text:style-name="P3"/>
      <text:list xml:id="list5570320949824633324" text:style-name="L7">
        <text:list-item>
          <text:p text:style-name="P12">Starta två olika webbläsare, t ex Firefox som W1 och Google Chrome som W2</text:p>
        </text:list-item>
        <text:list-item>
          <text:p text:style-name="P12">W1 TF I 1.1 Lyckad inloggning med existerande uppgifter</text:p>
        </text:list-item>
        <text:list-item>
          <text:p text:style-name="P12">W2 TF 8.1 Navigera till bildbloggens huvudsida </text:p>
        </text:list-item>
        <text:list-item>
          <text:p text:style-name="P12">W1 Kopiera PHPSESSID-kakans värde</text:p>
        </text:list-item>
        <text:list-item>
          <text:p text:style-name="P12">W2 I EditThisCookie återskapa PHPSESSID genom att klistra in den kopierade kakan från W1</text:p>
        </text:list-item>
        <text:list-item>
          <text:p text:style-name="P12">W2 Ladda om sidan</text:p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xygen" svg:font-family="Oxyge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 Lam</meta:initial-creator>
    <meta:creation-date>2014-10-26T06:32:18.37</meta:creation-date>
    <meta:generator>OpenOffice/4.0.1$Win32 OpenOffice.org_project/401m5$Build-9714</meta:generator>
    <dc:date>2014-10-26T12:15:24.20</dc:date>
    <dc:creator>Vivi Lam</dc:creator>
    <meta:editing-duration>PT4H43M51S</meta:editing-duration>
    <meta:editing-cycles>44</meta:editing-cycles>
    <meta:document-statistic meta:table-count="0" meta:image-count="0" meta:object-count="0" meta:page-count="4" meta:paragraph-count="68" meta:word-count="606" meta:character-count="4001"/>
  </office:meta>
</office:document-meta>
</file>